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c22d3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5cb4" officeooo:paragraph-rsid="00195cb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5cb4" officeooo:paragraph-rsid="001a40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95cb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1a40b5" officeooo:paragraph-rsid="001a40b5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238b12" officeooo:paragraph-rsid="00238b12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40b5" officeooo:paragraph-rsid="001a40b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40b5" officeooo:paragraph-rsid="001d2ba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2bac" officeooo:paragraph-rsid="001d2ba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1e4" officeooo:paragraph-rsid="0021e1e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1e4" officeooo:paragraph-rsid="00238b1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414f6" officeooo:paragraph-rsid="002414f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414f6" officeooo:paragraph-rsid="002622a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1d2bac" officeooo:paragraph-rsid="001d2ba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italic" style:text-underline-style="none" fo:font-weight="bold" officeooo:rsid="001d2bac" officeooo:paragraph-rsid="001d2bac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07168" officeooo:paragraph-rsid="001d2ba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07168" officeooo:paragraph-rsid="0021e1e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1e1e4" officeooo:paragraph-rsid="0021e1e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1e1e4" officeooo:paragraph-rsid="00238b1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414f6" officeooo:paragraph-rsid="00238b1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414f6" officeooo:paragraph-rsid="002414f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414f6" officeooo:paragraph-rsid="002622a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622a7" officeooo:paragraph-rsid="002622a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68e93" officeooo:paragraph-rsid="00268e9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68e93" officeooo:paragraph-rsid="002a9e5b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68e93" officeooo:paragraph-rsid="002c509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68e93" officeooo:paragraph-rsid="002cf63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68e93" officeooo:paragraph-rsid="002e1a7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68e93" officeooo:paragraph-rsid="002f244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07d8e" officeooo:paragraph-rsid="00307d8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07d8e" officeooo:paragraph-rsid="0033212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a26f7" officeooo:paragraph-rsid="003a26f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a26f7" officeooo:paragraph-rsid="003b3e0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b3e07" officeooo:paragraph-rsid="003b3e0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b3e07" officeooo:paragraph-rsid="003bc2c5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b3e07" officeooo:paragraph-rsid="003bd49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b3e07" officeooo:paragraph-rsid="003d5ae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bd497" officeooo:paragraph-rsid="003bd49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bd497" officeooo:paragraph-rsid="003c5e0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d5ae7" officeooo:paragraph-rsid="003d5ae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e00f7" officeooo:paragraph-rsid="003e00f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3e00f7" officeooo:paragraph-rsid="003fc32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italic" style:text-underline-style="none" fo:font-weight="bold" officeooo:rsid="002414f6" officeooo:paragraph-rsid="002414f6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italic" style:text-underline-style="none" fo:font-weight="bold" officeooo:rsid="002622a7" officeooo:paragraph-rsid="002622a7" style:font-size-asian="10.5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italic" style:text-underline-style="none" fo:font-weight="bold" officeooo:rsid="00307d8e" officeooo:paragraph-rsid="00307d8e" style:font-size-asian="10.5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italic" style:text-underline-style="none" fo:font-weight="bold" officeooo:rsid="003a26f7" officeooo:paragraph-rsid="003a26f7" style:font-size-asian="10.5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italic" style:text-underline-style="none" fo:font-weight="bold" officeooo:rsid="003a26f7" officeooo:paragraph-rsid="003b3e07" style:font-size-asian="10.5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italic" style:text-underline-style="none" fo:font-weight="bold" officeooo:rsid="003bd497" officeooo:paragraph-rsid="003bd497" style:font-size-asian="10.5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italic" style:text-underline-style="none" fo:font-weight="bold" officeooo:rsid="003d5ae7" officeooo:paragraph-rsid="003d5ae7" style:font-size-asian="10.5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5cb4" officeooo:paragraph-rsid="0027bbe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40b5" officeooo:paragraph-rsid="00280e9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1e4" officeooo:paragraph-rsid="00238b12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8e93" officeooo:paragraph-rsid="002bf6b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68e93" officeooo:paragraph-rsid="002c509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2a03a3" officeooo:paragraph-rsid="002a03a3" style:font-size-asian="10.5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paragraph-rsid="0027bbe8"/>
    </style:style>
    <style:style style:name="P58" style:family="paragraph" style:parent-style-name="Standard">
      <style:paragraph-properties fo:text-align="start" style:justify-single-word="false"/>
      <style:text-properties officeooo:paragraph-rsid="00280e90"/>
    </style:style>
    <style:style style:name="P59" style:family="paragraph" style:parent-style-name="Standard">
      <style:paragraph-properties fo:text-align="start" style:justify-single-word="false"/>
      <style:text-properties officeooo:paragraph-rsid="002a12e1"/>
    </style:style>
    <style:style style:name="P60" style:family="paragraph" style:parent-style-name="Standard">
      <style:paragraph-properties fo:text-align="start" style:justify-single-word="false"/>
      <style:text-properties officeooo:paragraph-rsid="002a9960"/>
    </style:style>
    <style:style style:name="P61" style:family="paragraph" style:parent-style-name="Standard">
      <style:paragraph-properties fo:text-align="start" style:justify-single-word="false"/>
      <style:text-properties officeooo:paragraph-rsid="002a9e5b"/>
    </style:style>
    <style:style style:name="T1" style:family="text">
      <style:text-properties fo:font-size="14pt" style:text-underline-style="solid" style:text-underline-width="auto" style:text-underline-color="font-color" fo:font-weight="bold" officeooo:rsid="00195cb4" style:font-size-asian="14pt" style:font-weight-asian="bold" style:font-size-complex="14pt" style:font-weight-complex="bold"/>
    </style:style>
    <style:style style:name="T2" style:family="text">
      <style:text-properties officeooo:rsid="001a40b5"/>
    </style:style>
    <style:style style:name="T3" style:family="text">
      <style:text-properties fo:font-style="italic" fo:font-weight="bold" officeooo:rsid="001a40b5" style:font-style-asian="italic" style:font-weight-asian="bold" style:font-style-complex="italic" style:font-weight-complex="bold"/>
    </style:style>
    <style:style style:name="T4" style:family="text">
      <style:text-properties officeooo:rsid="001ad66d"/>
    </style:style>
    <style:style style:name="T5" style:family="text">
      <style:text-properties fo:font-size="12pt" fo:font-style="normal" style:text-underline-style="none" fo:font-weight="normal" officeooo:rsid="001a40b5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1ad66d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style:text-underline-style="none" fo:font-weight="normal" officeooo:rsid="00195cb4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a03a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202124" loext:opacity="100%" style:font-name="Liberation Serif" fo:font-size="12pt" fo:letter-spacing="normal" fo:font-style="normal" style:text-underline-style="none" fo:font-weight="normal" officeooo:rsid="00268e93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202124" loext:opacity="100%" style:font-name="Liberation Serif" fo:font-size="12pt" fo:letter-spacing="normal" style:text-underline-style="none" fo:font-weight="normal" officeooo:rsid="00195cb4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202124" loext:opacity="100%" style:font-name="Liberation Serif" fo:font-size="12pt" fo:letter-spacing="normal" style:text-underline-style="none" fo:font-weight="normal" officeooo:rsid="002a12e1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02124" loext:opacity="100%" style:font-name="Liberation Serif" fo:font-size="12pt" fo:letter-spacing="normal" style:text-underline-style="none" fo:font-weight="normal" officeooo:rsid="002a03a3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02124" loext:opacity="100%" style:font-name="Liberation Serif" fo:font-size="12pt" fo:letter-spacing="normal" style:text-underline-style="none" fo:font-weight="normal" officeooo:rsid="002a9960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02124" loext:opacity="100%" style:font-name="Liberation Serif" fo:font-size="12pt" fo:letter-spacing="normal" style:text-underline-style="none" fo:font-weight="normal" officeooo:rsid="003d5ae7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02124" loext:opacity="100%" style:font-name="Liberation Serif" fo:letter-spacing="normal"/>
    </style:style>
    <style:style style:name="T16" style:family="text">
      <style:text-properties fo:font-variant="normal" fo:text-transform="none" fo:color="#202124" loext:opacity="100%" style:font-name="Liberation Serif" fo:letter-spacing="normal" officeooo:rsid="001c22d3"/>
    </style:style>
    <style:style style:name="T17" style:family="text">
      <style:text-properties fo:font-variant="normal" fo:text-transform="none" fo:color="#202124" loext:opacity="100%" style:font-name="Liberation Serif" fo:letter-spacing="normal" officeooo:rsid="001d2bac"/>
    </style:style>
    <style:style style:name="T18" style:family="text">
      <style:text-properties fo:font-variant="normal" fo:text-transform="none" fo:color="#202124" loext:opacity="100%" style:font-name="Liberation Serif" fo:letter-spacing="normal" officeooo:rsid="001ef8df"/>
    </style:style>
    <style:style style:name="T19" style:family="text">
      <style:text-properties fo:font-variant="normal" fo:text-transform="none" fo:color="#202124" loext:opacity="100%" style:font-name="Liberation Serif" fo:letter-spacing="normal" officeooo:rsid="00207168"/>
    </style:style>
    <style:style style:name="T20" style:family="text">
      <style:text-properties fo:font-variant="normal" fo:text-transform="none" fo:color="#202124" loext:opacity="100%" style:font-name="Liberation Serif" fo:letter-spacing="normal" officeooo:rsid="00238b12"/>
    </style:style>
    <style:style style:name="T21" style:family="text">
      <style:text-properties fo:font-variant="normal" fo:text-transform="none" fo:color="#202124" loext:opacity="100%" style:font-name="Liberation Serif" fo:letter-spacing="normal" officeooo:rsid="002414f6"/>
    </style:style>
    <style:style style:name="T22" style:family="text">
      <style:text-properties fo:font-variant="normal" fo:text-transform="none" fo:color="#202124" loext:opacity="100%" style:font-name="Liberation Serif" fo:letter-spacing="normal" officeooo:rsid="00257bdc"/>
    </style:style>
    <style:style style:name="T23" style:family="text">
      <style:text-properties fo:font-variant="normal" fo:text-transform="none" fo:color="#202124" loext:opacity="100%" style:font-name="Liberation Serif" fo:letter-spacing="normal" officeooo:rsid="002622a7"/>
    </style:style>
    <style:style style:name="T24" style:family="text">
      <style:text-properties fo:font-variant="normal" fo:text-transform="none" fo:color="#202124" loext:opacity="100%" style:font-name="Liberation Serif" fo:letter-spacing="normal" officeooo:rsid="00268e93"/>
    </style:style>
    <style:style style:name="T25" style:family="text">
      <style:text-properties fo:font-variant="normal" fo:text-transform="none" fo:color="#202124" loext:opacity="100%" style:font-name="Liberation Serif" fo:letter-spacing="normal" officeooo:rsid="00280e90"/>
    </style:style>
    <style:style style:name="T26" style:family="text">
      <style:text-properties fo:font-variant="normal" fo:text-transform="none" fo:color="#202124" loext:opacity="100%" style:font-name="Liberation Serif" fo:letter-spacing="normal" officeooo:rsid="002a03a3"/>
    </style:style>
    <style:style style:name="T27" style:family="text">
      <style:text-properties fo:font-variant="normal" fo:text-transform="none" fo:color="#202124" loext:opacity="100%" style:font-name="Liberation Serif" fo:letter-spacing="normal" officeooo:rsid="002a9e5b"/>
    </style:style>
    <style:style style:name="T28" style:family="text">
      <style:text-properties fo:font-variant="normal" fo:text-transform="none" fo:color="#202124" loext:opacity="100%" style:font-name="Liberation Serif" fo:letter-spacing="normal" officeooo:rsid="0021e1e4"/>
    </style:style>
    <style:style style:name="T29" style:family="text">
      <style:text-properties fo:font-variant="normal" fo:text-transform="none" fo:color="#202124" loext:opacity="100%" style:font-name="Liberation Serif" fo:letter-spacing="normal" officeooo:rsid="002c5096"/>
    </style:style>
    <style:style style:name="T30" style:family="text">
      <style:text-properties fo:font-variant="normal" fo:text-transform="none" fo:color="#202124" loext:opacity="100%" style:font-name="Liberation Serif" fo:letter-spacing="normal" officeooo:rsid="002cf637"/>
    </style:style>
    <style:style style:name="T31" style:family="text">
      <style:text-properties fo:font-variant="normal" fo:text-transform="none" fo:color="#202124" loext:opacity="100%" style:font-name="Liberation Serif" fo:letter-spacing="normal" officeooo:rsid="003d5ae7"/>
    </style:style>
    <style:style style:name="T32" style:family="text">
      <style:text-properties fo:font-variant="normal" fo:text-transform="none" fo:color="#202124" loext:opacity="100%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c22d3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Liberation Serif" fo:font-size="10.5pt" fo:letter-spacing="normal" fo:font-style="normal" fo:font-weight="normal"/>
    </style:style>
    <style:style style:name="T35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280e90"/>
    </style:style>
    <style:style style:name="T36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1ad66d"/>
    </style:style>
    <style:style style:name="T37" style:family="text">
      <style:text-properties officeooo:rsid="001c22d3"/>
    </style:style>
    <style:style style:name="T38" style:family="text">
      <style:text-properties officeooo:rsid="001d2bac"/>
    </style:style>
    <style:style style:name="T39" style:family="text">
      <style:text-properties officeooo:rsid="001ef8df"/>
    </style:style>
    <style:style style:name="T40" style:family="text">
      <style:text-properties officeooo:rsid="00268e93"/>
    </style:style>
    <style:style style:name="T41" style:family="text">
      <style:text-properties officeooo:rsid="0027bbe8"/>
    </style:style>
    <style:style style:name="T42" style:family="text">
      <style:text-properties officeooo:rsid="00280e90"/>
    </style:style>
    <style:style style:name="T43" style:family="text">
      <style:text-properties style:font-name="Liberation Serif" fo:font-size="12pt" fo:font-style="normal" style:text-underline-style="none" fo:font-weight="normal" officeooo:rsid="001ad66d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officeooo:rsid="002a12e1"/>
    </style:style>
    <style:style style:name="T45" style:family="text">
      <style:text-properties officeooo:rsid="002a9960"/>
    </style:style>
    <style:style style:name="T46" style:family="text">
      <style:text-properties officeooo:rsid="002c5096"/>
    </style:style>
    <style:style style:name="T47" style:family="text">
      <style:text-properties officeooo:rsid="002cf637"/>
    </style:style>
    <style:style style:name="T48" style:family="text">
      <style:text-properties officeooo:rsid="002e1a77"/>
    </style:style>
    <style:style style:name="T49" style:family="text">
      <style:text-properties officeooo:rsid="00207168"/>
    </style:style>
    <style:style style:name="T50" style:family="text">
      <style:text-properties officeooo:rsid="002f244c"/>
    </style:style>
    <style:style style:name="T51" style:family="text">
      <style:text-properties officeooo:rsid="00329761"/>
    </style:style>
    <style:style style:name="T52" style:family="text">
      <style:text-properties officeooo:rsid="0033212e"/>
    </style:style>
    <style:style style:name="T53" style:family="text">
      <style:text-properties officeooo:rsid="00379191"/>
    </style:style>
    <style:style style:name="T54" style:family="text">
      <style:text-properties officeooo:rsid="0038d54f"/>
    </style:style>
    <style:style style:name="T55" style:family="text">
      <style:text-properties officeooo:rsid="003a26f7"/>
    </style:style>
    <style:style style:name="T56" style:family="text">
      <style:text-properties officeooo:rsid="003b3e07"/>
    </style:style>
    <style:style style:name="T57" style:family="text">
      <style:text-properties officeooo:rsid="003bc2c5"/>
    </style:style>
    <style:style style:name="T58" style:family="text">
      <style:text-properties officeooo:rsid="003bd497"/>
    </style:style>
    <style:style style:name="T59" style:family="text">
      <style:text-properties officeooo:rsid="003c5e0e"/>
    </style:style>
    <style:style style:name="T60" style:family="text">
      <style:text-properties officeooo:rsid="003d5ae7"/>
    </style:style>
    <style:style style:name="T61" style:family="text">
      <style:text-properties officeooo:rsid="003fc3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Script jeu de données</text:span></text:p>
      <text:p text:style-name="P5"/>
      <text:p text:style-name="P3"><text:s/><text:span text:style-name="T3">TABLE PRODUIT</text:span></text:p>
      <text:p text:style-name="P3"/>
      <text:p text:style-name="P3"/>
      <text:p text:style-name="P57"><text:span text:style-name="T7">INSERT INTO produit (id_produit,</text:span>date_de_livraison,<text:span text:style-name="T7">libellé,prix,quantite_stock) </text:span></text:p>
      <text:p text:style-name="P4">VALUES (<text:span text:style-name="T2">1</text:span>,’<text:span text:style-name="T41">06/12/202</text:span><text:span text:style-name="T48">1</text:span><text:span text:style-name="T41">’,</text:span>’bois lamellé-collé’,50,100)</text:p>
      <text:p text:style-name="P3"/>
      <text:p text:style-name="P51">INSERT INTO produit (id_produit,date_de_livraison,libellé,prix,quantite_stock) </text:p>
      <text:p text:style-name="P51">VALUES (<text:span text:style-name="T2">2</text:span>,’<text:span text:style-name="T41">08/12/202</text:span><text:span text:style-name="T48">1</text:span><text:span text:style-name="T41">’,</text:span>’metal’,80,200)</text:p>
      <text:p text:style-name="P3"/>
      <text:p text:style-name="P51">INSERT INTO produit (id_produit,date_de_livraison,libellé,prix,quantite_stock) </text:p>
      <text:p text:style-name="P51">VALUES (<text:span text:style-name="T2">3</text:span>,’<text:span text:style-name="T41">07/12/202</text:span><text:span text:style-name="T48">1</text:span><text:span text:style-name="T41">’,</text:span>’poutre composite’,70,300)</text:p>
      <text:p text:style-name="P3"/>
      <text:p text:style-name="P51">INSERT INTO produit (id_produit,date_de_livraison,libellé,prix,quantite_stock) </text:p>
      <text:p text:style-name="P51">VALUES (<text:span text:style-name="T2">4</text:span>,’<text:span text:style-name="T41">06/11/202</text:span><text:span text:style-name="T48">1</text:span><text:span text:style-name="T41">’,</text:span>’béton arme’,65,220)</text:p>
      <text:p text:style-name="P3"/>
      <text:p text:style-name="P51">INSERT INTO produit (id_produit,date_de_livraison,libellé,prix,quantite_stock) </text:p>
      <text:p text:style-name="P51">VALUES (<text:span text:style-name="T2">5</text:span>,’<text:span text:style-name="T41">05/10/202</text:span><text:span text:style-name="T48">1</text:span><text:span text:style-name="T41">’,</text:span>’<text:span text:style-name="T2">bois massif hêtre’,55,170)</text:span></text:p>
      <text:p text:style-name="P3"/>
      <text:p text:style-name="P51">INSERT INTO produit (id_produit,date_de_livraison,libellé,prix,quantite_stock) </text:p>
      <text:p text:style-name="P51">VALUES (<text:span text:style-name="T2">6</text:span>,’<text:span text:style-name="T41">06/</text:span><text:span text:style-name="T48">1</text:span><text:span text:style-name="T41">1/2021’,</text:span>‘bois massif <text:span text:style-name="T2">Frêne</text:span>’,60,150)</text:p>
      <text:p text:style-name="P3"/>
      <text:p text:style-name="P51">INSERT INTO produit (id_produit,date_de_livraison,libellé,prix,quantite_stock) </text:p>
      <text:p text:style-name="P51">VALUES <text:span text:style-name="T2">(7,</text:span>’<text:span text:style-name="T48">2</text:span><text:span text:style-name="T41">5/0</text:span><text:span text:style-name="T48">8</text:span><text:span text:style-name="T41">/2021’,</text:span><text:span text:style-name="T2">’bois massif Chênes Brun’,50,135)</text:span></text:p>
      <text:p text:style-name="P3"/>
      <text:p text:style-name="P51">INSERT INTO produit (id_produit,date_de_livraison,libellé,prix,quantite_stock) </text:p>
      <text:p text:style-name="P51">VALUES <text:span text:style-name="T2">(8,</text:span>’<text:span text:style-name="T41">23/09/202</text:span><text:span text:style-name="T48">1</text:span><text:span text:style-name="T41">’,</text:span><text:span text:style-name="T2">’bois massif Chênes d’Amérique’,65,120)</text:span></text:p>
      <text:p text:style-name="P3"/>
      <text:p text:style-name="P51">INSERT INTO produit (id_produit,date_de_livraison,libellé,prix,quantite_stock) </text:p>
      <text:p text:style-name="P51">VALUES <text:span text:style-name="T2">(9,</text:span>’<text:span text:style-name="T41">13/</text:span><text:span text:style-name="T48">1</text:span><text:span text:style-name="T41">2/2021’,</text:span><text:span text:style-name="T2">’bois massif Platane’,75,145)</text:span></text:p>
      <text:p text:style-name="P3"/>
      <text:p text:style-name="P51">INSERT INTO produit (id_produit,date_de_livraison,libellé,prix,quantite_stock) </text:p>
      <text:p text:style-name="P51">VALUES <text:span text:style-name="T2">(10,</text:span>’<text:span text:style-name="T41">09/</text:span><text:span text:style-name="T48">11</text:span><text:span text:style-name="T41">/2021’,</text:span><text:span text:style-name="T2">’bois d’érable’,85,165)</text:span></text:p>
      <text:p text:style-name="P4"/>
      <text:p text:style-name="P4"/>
      <text:p text:style-name="P6">TABLE VILLE</text:p>
      <text:p text:style-name="P6"/>
      <text:p text:style-name="P6"/>
      <text:p text:style-name="P58"><text:span text:style-name="T5">INSERT INTO ville (code_postal,nom_ville,nom_region,</text:span>nb_habitant <text:span text:style-name="T5">)</text:span></text:p>
      <text:p text:style-name="P58"><text:span text:style-name="T5">VALUES (34570,’Montpellier’,’</text:span><text:span text:style-name="T6">Occitanie</text:span><text:span text:style-name="T5">’,</text:span><text:span text:style-name="T32">277 639</text:span> <text:span text:style-name="T5">)</text:span></text:p>
      <text:p text:style-name="P8"/>
      <text:p text:style-name="P52">INSERT INTO ville (code_postal,nom_ville,nom_region,nb_habitant)</text:p>
      <text:p text:style-name="P8">VALUES (34200,’Sete’,’<text:span text:style-name="T4">Occitanie</text:span>’,<text:span text:style-name="T42">43620</text:span>)</text:p>
      <text:p text:style-name="P8"/>
      <text:p text:style-name="P52">INSERT INTO ville (code_postal,nom_ville,nom_region,nb_habitant)</text:p>
      <text:p text:style-name="P8">VALUES (34570,’Montarnaud’,’<text:span text:style-name="T4">Occitanie</text:span>’,<text:span text:style-name="T42">3157</text:span>)</text:p>
      <text:p text:style-name="P8"/>
      <text:p text:style-name="P52">INSERT INTO ville (code_postal,nom_ville,nom_region,nb_habitant)</text:p>
      <text:p text:style-name="P8">VALUES (<text:span text:style-name="T4">75000,’Paris’,’île-de-France’,</text:span><text:span text:style-name="T42">2161000</text:span><text:span text:style-name="T4">)</text:span></text:p>
      <text:p text:style-name="P8"/>
      <text:p text:style-name="P52">INSERT INTO ville (code_postal,nom_ville,nom_region,nb_habitant)</text:p>
      <text:p text:style-name="P8"><text:soft-page-break/>VALUES <text:span text:style-name="T4">(330</text:span><text:span text:style-name="T39">00</text:span><text:span text:style-name="T4">,’Bordeaux’,’Nouvelle-Aquitaine’,</text:span><text:span text:style-name="T42">249712</text:span><text:span text:style-name="T4">)</text:span></text:p>
      <text:p text:style-name="P8"/>
      <text:p text:style-name="P52">INSERT INTO ville (code_postal,nom_ville,nom_region,nb_habitant)</text:p>
      <text:p text:style-name="P2"><text:span text:style-name="T5">VALUES </text:span><text:span text:style-name="T6">(13000,’Marseille’,</text:span><text:span text:style-name="T43">’</text:span><text:span text:style-name="T33">Provence-Alpes-Côte d'Azur</text:span><text:span text:style-name="T34">’,</text:span><text:span text:style-name="T35">861635</text:span><text:span text:style-name="T36">)</text:span> </text:p>
      <text:p text:style-name="P8"/>
      <text:p text:style-name="P52">INSERT INTO ville (code_postal,nom_ville,nom_region,nb_habitant)</text:p>
      <text:p text:style-name="P8">VALUES <text:span text:style-name="T4">(</text:span><text:span text:style-name="T37">69000,’Lyon’,’Rhône-Âlpes’,</text:span><text:span text:style-name="T42">513275</text:span><text:span text:style-name="T37">)</text:span></text:p>
      <text:p text:style-name="P8"/>
      <text:p text:style-name="P52">INSERT INTO ville (code_postal,nom_ville,nom_region,nb_habitant)</text:p>
      <text:p text:style-name="P8">VALUES <text:span text:style-name="T37">(29200,’Brest’,’Bretagne’,</text:span><text:span text:style-name="T42">139163</text:span><text:span text:style-name="T37">)</text:span></text:p>
      <text:p text:style-name="P8"/>
      <text:p text:style-name="P52">INSERT INTO ville (code_postal,nom_ville,nom_region,nb_habitant)</text:p>
      <text:p text:style-name="P8">VALUES <text:span text:style-name="T37">(29000,’Quimper’,’Bretagne’,</text:span><text:span text:style-name="T42">63508</text:span><text:span text:style-name="T37">)</text:span></text:p>
      <text:p text:style-name="P8"/>
      <text:p text:style-name="P52">INSERT INTO ville (code_postal,nom_ville,nom_region,nb_habitant)</text:p>
      <text:p text:style-name="P9">VALUES <text:span text:style-name="T37">(</text:span><text:span text:style-name="T38">06000,’Nice’,’ </text:span><text:span text:style-name="T16">Provence-Alpes-Côte d'Azur’,</text:span><text:span text:style-name="T25">342522</text:span><text:span text:style-name="T17">)</text:span></text:p>
      <text:p text:style-name="P15"/>
      <text:p text:style-name="P16"/>
      <text:p text:style-name="P16">TABLE CLIENT</text:p>
      <text:p text:style-name="P16"/>
      <text:p text:style-name="P16"/>
      <text:p text:style-name="P15">INSERT INTO client (tel_client,nom_client,adresse,code_postal,num_contrat,code_postal_1) VALUES (‘0643124623’,’<text:span text:style-name="T40">D</text:span>umefre’,’9 Avenue de la république’,34570,1)</text:p>
      <text:p text:style-name="P15"/>
      <text:p text:style-name="P10"><text:span text:style-name="T15">INSERT INTO client (tel_client,nom_client,adresse,code_postal,num_contrat,code_postal_1) VALUES (‘0635169421’,’</text:span><text:span text:style-name="T24">D</text:span><text:span text:style-name="T15">umond’,’</text:span><text:span text:style-name="T18">3 rue de tulipes’,34</text:span><text:span text:style-name="T29">57</text:span><text:span text:style-name="T18">0,2)</text:span></text:p>
      <text:p text:style-name="P15"/>
      <text:p text:style-name="P10"><text:span text:style-name="T15">INSERT INTO client (tel_client,nom_client,adresse,code_postal,num_contrat,code_postal_1) VALUES (‘</text:span><text:span text:style-name="T18">0694623167’,’Boisot’,’16 rue des amandiers’,750</text:span><text:span text:style-name="T30">00</text:span><text:span text:style-name="T18">,3)</text:span></text:p>
      <text:p text:style-name="P15"/>
      <text:p text:style-name="P10"><text:span text:style-name="T15">INSERT INTO client (tel_client,nom_client,adresse,code_postal,num_contrat,code_postal_1) VALUES (‘</text:span><text:span text:style-name="T18">0649761354’,’</text:span><text:span text:style-name="T24">B</text:span><text:span text:style-name="T18">erger’,’6 chemins de la colline’,34200,4,)</text:span></text:p>
      <text:p text:style-name="P15"/>
      <text:p text:style-name="P10"><text:span text:style-name="T15">INSERT INTO client (tel_client,nom_client,adresse,code_postal,num_contrat,code_postal_1) VALUES (‘</text:span><text:span text:style-name="T18">0647613422’,’</text:span><text:span text:style-name="T24">C</text:span><text:span text:style-name="T18">habert’,’8 avenue de la liberté’,13</text:span><text:span text:style-name="T30">00</text:span><text:span text:style-name="T31">0</text:span><text:span text:style-name="T18">,5)</text:span></text:p>
      <text:p text:style-name="P15"/>
      <text:p text:style-name="P10"><text:span text:style-name="T15">INSERT INTO client (tel_client,nom_client,adresse,code_postal,num_contrat,code_postal_1) VALUES (‘</text:span><text:span text:style-name="T18">0659487316’,’</text:span><text:span text:style-name="T24">P</text:span><text:span text:style-name="T18">asquet’,’10 rue des pétunias’,06</text:span><text:span text:style-name="T30">000</text:span><text:span text:style-name="T18">,6)</text:span></text:p>
      <text:p text:style-name="P15"/>
      <text:p text:style-name="P10"><text:span text:style-name="T15">INSERT INTO client (tel_client,nom_client,adresse,code_postal,num_contrat,code_postal_1) VALUES (‘</text:span><text:span text:style-name="T18">0623514973’,’</text:span><text:span text:style-name="T24">B</text:span><text:span text:style-name="T18">lanquet’,’1 plan du four’,33200,7)</text:span></text:p>
      <text:p text:style-name="P15"/>
      <text:p text:style-name="P10"><text:span text:style-name="T15">INSERT INTO client (tel_client,nom_client,adresse,code_postal,num_contrat,code_postal_1) VALUES (‘</text:span><text:span text:style-name="T18">0624169837’,’</text:span><text:span text:style-name="T24">S</text:span><text:span text:style-name="T18">trauss’,’5 rue chantilly’,</text:span><text:span text:style-name="T19">29</text:span><text:span text:style-name="T30">000</text:span><text:span text:style-name="T19">,8)</text:span></text:p>
      <text:p text:style-name="P15"/>
      <text:p text:style-name="P10"><text:span text:style-name="T15">INSERT INTO client (tel_client,nom_client,adresse,code_postal,num_contrat,code_postal_1) VALUES (‘</text:span><text:span text:style-name="T19">0698895742’,’</text:span><text:span text:style-name="T24">S</text:span><text:span text:style-name="T19">onier’,’7 avenue des champs-élysées’,7500</text:span><text:span text:style-name="T30">0</text:span><text:span text:style-name="T19">,9)</text:span></text:p>
      <text:p text:style-name="P15"/>
      <text:p text:style-name="P10"><text:span text:style-name="T15">INSERT INTO client (tel_client,nom_client,adresse,code_postal,num_contrat,code_postal_1) VALUES (‘</text:span><text:span text:style-name="T19">0645754124’,’</text:span><text:span text:style-name="T24">S</text:span><text:span text:style-name="T19">aid’,’15 rue avenue Jean Mermoz’,34570,10)</text:span></text:p>
      <text:p text:style-name="P17"/>
      <text:p text:style-name="P17"/>
      <text:p text:style-name="P7"><text:soft-page-break/><text:span text:style-name="T19">T</text:span><text:span text:style-name="T15">ABLE OFFICE</text:span></text:p>
      <text:p text:style-name="P18"/>
      <text:p text:style-name="P18"/>
      <text:p text:style-name="P11"><text:span text:style-name="T19">I</text:span><text:span text:style-name="T15">NSERT INTO office (ville,tel_office,code_postale) VALUES (‘Montpellier’,’0467264983’,34570)</text:span></text:p>
      <text:p text:style-name="P19"/>
      <text:p text:style-name="P12"><text:span text:style-name="T20">I</text:span><text:span text:style-name="T15">NSERT INTO office (ville,tel_office,code_postale) VALUES (‘</text:span><text:span text:style-name="T21">Paris’,’0467761569’,75015)</text:span></text:p>
      <text:p text:style-name="P20"/>
      <text:p text:style-name="P12"><text:span text:style-name="T20">I</text:span><text:span text:style-name="T15">NSERT INTO office (ville,tel_office,code_postale) VALUES (‘</text:span><text:span text:style-name="T21">Brest’,’0467578654’,29000)</text:span></text:p>
      <text:p text:style-name="P20"/>
      <text:p text:style-name="P12"><text:span text:style-name="T20">I</text:span><text:span text:style-name="T15">NSERT INTO office (ville,tel_office,code_postale) VALUES (‘</text:span><text:span text:style-name="T21">Marseille’,’0467684561’,13003)</text:span></text:p>
      <text:p text:style-name="P20"/>
      <text:p text:style-name="P12"><text:span text:style-name="T20">I</text:span><text:span text:style-name="T15">NSERT INTO office (ville,tel_office,code_postale) VALUES (‘</text:span><text:span text:style-name="T21">Nice’,’0467854875’,06001)</text:span></text:p>
      <text:p text:style-name="P20"/>
      <text:p text:style-name="P12"><text:span text:style-name="T20">I</text:span><text:span text:style-name="T15">NSERT INTO office (ville,tel_office,code_postale) VALUES (‘</text:span><text:span text:style-name="T21">Montarnaud’,’0467152451’,34570)</text:span></text:p>
      <text:p text:style-name="P20"/>
      <text:p text:style-name="P12"><text:span text:style-name="T20">I</text:span><text:span text:style-name="T15">NSERT INTO office (ville,tel_office,code_postale) VALUES (‘</text:span><text:span text:style-name="T21">Paris’,’0467595622’,75002)</text:span></text:p>
      <text:p text:style-name="P20"/>
      <text:p text:style-name="P12"><text:span text:style-name="T20">I</text:span><text:span text:style-name="T15">NSERT INTO office (ville,tel_office,code_postale) VALUES (‘</text:span><text:span text:style-name="T21">Bordeaux’,’0467896539’,33005)</text:span></text:p>
      <text:p text:style-name="P20"/>
      <text:p text:style-name="P12"><text:span text:style-name="T20">I</text:span><text:span text:style-name="T15">NSERT INTO office (ville,tel_office,code_postale) VALUES (‘</text:span><text:span text:style-name="T21">Marseille’,’0467115454’,13005)</text:span></text:p>
      <text:p text:style-name="P20"/>
      <text:p text:style-name="P12"><text:span text:style-name="T20">I</text:span><text:span text:style-name="T15">NSERT INTO office (ville,tel_office,code_postale) VALUES (‘</text:span><text:span text:style-name="T21">Lyon’,’0467951753’,69001)</text:span></text:p>
      <text:p text:style-name="P12"><text:span text:style-name="T21"/></text:p>
      <text:p text:style-name="P56"><text:span text:style-name="T21"/></text:p>
      <text:p text:style-name="P56"><text:span text:style-name="T21">T</text:span><text:span text:style-name="T15">ABLE COMPOSITION</text:span></text:p>
      <text:p text:style-name="P56"><text:span text:style-name="T15"/></text:p>
      <text:p text:style-name="P59"><text:span text:style-name="T8">INSERT INTO composition </text:span><text:span text:style-name="T15">(nomDuMatériau,nomDuType</text:span><text:span text:style-name="T26">) VALUES</text:span><text:span text:style-name="T15"> </text:span><text:span text:style-name="T26">(‘</text:span><text:span text:style-name="T10">lamellé-collé’,’</text:span><text:span text:style-name="T11">bois’)</text:span></text:p>
      <text:p text:style-name="P59"><text:span text:style-name="T11"/></text:p>
      <text:p text:style-name="P59"><text:span text:style-name="T8">INSERT INTO composition </text:span><text:span text:style-name="T11">(nomDuMatériau,nomDuType</text:span><text:span text:style-name="T12">) VALUES</text:span><text:span text:style-name="T11"> </text:span><text:span text:style-name="T12">(‘</text:span><text:span text:style-name="T11">metal’,’</text:span><text:span text:style-name="T14">metal’)</text:span></text:p>
      <text:p text:style-name="P59"><text:span text:style-name="T12"/></text:p>
      <text:p text:style-name="P59"><text:span text:style-name="T8">INSERT INTO composition </text:span><text:span text:style-name="T12">(nomDuMatériau,nomDuType) VALUES (‘</text:span><text:span text:style-name="T11">poutre’,’composite’</text:span><text:span text:style-name="T13">)</text:span></text:p>
      <text:p text:style-name="P59"><text:span text:style-name="T12"/></text:p>
      <text:p text:style-name="P59"><text:span text:style-name="T8">INSERT INTO composition </text:span><text:span text:style-name="T12">(nomDuMatériau,nomDuType) VALUES (‘</text:span><text:span text:style-name="T11">beton arme’,’</text:span><text:span text:style-name="T13">beton’)</text:span></text:p>
      <text:p text:style-name="P59"><text:span text:style-name="T12"/></text:p>
      <text:p text:style-name="P60"><text:span text:style-name="T8">INSERT INTO composition </text:span><text:span text:style-name="T12">(nomDuMatériau,nomDuType) VALUES (‘</text:span><text:span text:style-name="T13">Hêtre’,</text:span><text:span text:style-name="T12">‘</text:span><text:span text:style-name="T11">bois </text:span><text:span text:style-name="T13">massif’) </text:span></text:p>
      <text:p text:style-name="P59"><text:span text:style-name="T12"/></text:p>
      <text:p text:style-name="P60"><text:span text:style-name="T8">INSERT INTO composition </text:span><text:span text:style-name="T12">(nomDuMatériau,nomDuType) VALUES (‘</text:span><text:span text:style-name="T13">Frêne’,’</text:span><text:span text:style-name="T11">bois </text:span><text:span text:style-name="T13">massif’) </text:span></text:p>
      <text:p text:style-name="P59"><text:span text:style-name="T12"/></text:p>
      <text:p text:style-name="P60"><text:span text:style-name="T8">INSERT INTO composition </text:span><text:span text:style-name="T12">(nomDuMatériau,nomDuType) VALUES (‘</text:span><text:span text:style-name="T13">Chêne Brun’,’</text:span><text:span text:style-name="T11">bois </text:span><text:span text:style-name="T13">massif’) </text:span></text:p>
      <text:p text:style-name="P59"><text:span text:style-name="T12"/></text:p>
      <text:p text:style-name="P60"><text:span text:style-name="T8">INSERT INTO composition </text:span><text:span text:style-name="T12">(nomDuMatériau,nomDuType) VALUES (‘</text:span><text:span text:style-name="T13">Chêne d’Amérique’,’</text:span><text:span text:style-name="T11">bois </text:span><text:span text:style-name="T13">massif’) </text:span></text:p>
      <text:p text:style-name="P59"><text:span text:style-name="T12"/></text:p>
      <text:p text:style-name="P60"><text:span text:style-name="T8">INSERT INTO composition </text:span><text:span text:style-name="T12">(nomDuMatériau,nomDuType) VALUES (‘</text:span><text:span text:style-name="T13">Platane’,’</text:span><text:span text:style-name="T11">bois </text:span><text:span text:style-name="T13">massif’ </text:span></text:p>
      <text:p text:style-name="P59"><text:span text:style-name="T12"/></text:p>
      <text:p text:style-name="P60"><text:span text:style-name="T8">INSERT INTO composition </text:span><text:span text:style-name="T12">(nomDuMatériau,nomDuType) VALUES (‘</text:span><text:span text:style-name="T13">Erable’,’</text:span><text:span text:style-name="T11">bois’</text:span><text:span text:style-name="T13">)</text:span></text:p>
      <text:p text:style-name="P21"/>
      <text:p text:style-name="P44"/>
      <text:p text:style-name="P44">TABLE FOURNISSEURS</text:p>
      <text:p text:style-name="P44"/>
      <text:p text:style-name="P22">INSERT INTO fournisseurs (id_fournisseurs,nom_fournisseurs,tarif,ville,code_postal) </text:p>
      <text:p text:style-name="P13"><text:span text:style-name="T15">VALUES (1</text:span><text:span text:style-name="T24">0</text:span><text:span text:style-name="T15">,’</text:span><text:span text:style-name="T22">sud charpente’,</text:span><text:span text:style-name="T23">1</text:span><text:span text:style-name="T22">00,’Paris’,75005)</text:span></text:p>
      <text:p text:style-name="P22"><text:soft-page-break/></text:p>
      <text:p text:style-name="P22">INSERT INTO fournisseurs (id_fournisseurs,nom_fournisseurs,tarif,ville,code_postal) </text:p>
      <text:p text:style-name="P13"><text:span text:style-name="T15">VALUES (</text:span><text:span text:style-name="T22">2</text:span><text:span text:style-name="T24">2</text:span><text:span text:style-name="T22">,’bois charpente’,</text:span><text:span text:style-name="T23">7</text:span><text:span text:style-name="T22">0,’Montpellier’,34570)</text:span></text:p>
      <text:p text:style-name="P22"/>
      <text:p text:style-name="P22">INSERT INTO fournisseurs (id_fournisseurs,nom_fournisseurs,tarif,ville,code_postal) </text:p>
      <text:p text:style-name="P13"><text:span text:style-name="T15">VALUES (</text:span><text:span text:style-name="T24">1</text:span><text:span text:style-name="T22">3,’fournisseur charpente’,85,’Bordeaux’,33002)</text:span></text:p>
      <text:p text:style-name="P22"/>
      <text:p text:style-name="P22">INSERT INTO fournisseurs (id_fournisseurs,nom_fournisseurs,tarif,ville,code_postal) </text:p>
      <text:p text:style-name="P13"><text:span text:style-name="T15">VALUES (</text:span><text:span text:style-name="T24">6</text:span><text:span text:style-name="T22">4,’m.a charpente’,</text:span><text:span text:style-name="T23">9</text:span><text:span text:style-name="T22">0,’Marseille’,13005)</text:span></text:p>
      <text:p text:style-name="P22"/>
      <text:p text:style-name="P22">INSERT INTO fournisseurs (id_fournisseurs,nom_fournisseurs,tarif,ville,code_postal) </text:p>
      <text:p text:style-name="P13"><text:span text:style-name="T15">VALUES (</text:span><text:span text:style-name="T24">3</text:span><text:span text:style-name="T22">5,’les couvreurs occitans’,90,’Lyon’,69002)</text:span></text:p>
      <text:p text:style-name="P22"/>
      <text:p text:style-name="P22">INSERT INTO fournisseurs (id_fournisseurs,nom_fournisseurs,tarif,ville,code_postal) </text:p>
      <text:p text:style-name="P13"><text:span text:style-name="T15">VALUES (</text:span><text:span text:style-name="T24">0</text:span><text:span text:style-name="T22">6,’charpente lpi’,20,’Brest’,29000)</text:span></text:p>
      <text:p text:style-name="P22"/>
      <text:p text:style-name="P22">INSERT INTO fournisseurs (id_fournisseurs,nom_fournisseurs,tarif,ville,code_postal) </text:p>
      <text:p text:style-name="P13"><text:span text:style-name="T15">VALUES (</text:span><text:span text:style-name="T24">1</text:span><text:span text:style-name="T22">7,’couvre heure’,</text:span><text:span text:style-name="T23">1</text:span><text:span text:style-name="T22">60,’Nice’,</text:span><text:span text:style-name="T23">06000)</text:span></text:p>
      <text:p text:style-name="P22"/>
      <text:p text:style-name="P22">INSERT INTO fournisseurs (id_fournisseurs,nom_fournisseurs,tarif,ville,code_postal) </text:p>
      <text:p text:style-name="P13"><text:span text:style-name="T15">VALUES (</text:span><text:span text:style-name="T24">5</text:span><text:span text:style-name="T23">8,’paris charpente’,90,’Paris’,75001)</text:span></text:p>
      <text:p text:style-name="P22"/>
      <text:p text:style-name="P22">INSERT INTO fournisseurs (id_fournisseurs,nom_fournisseurs,tarif,ville,code_postal) </text:p>
      <text:p text:style-name="P13"><text:span text:style-name="T15">VALUES (</text:span><text:span text:style-name="T24">4</text:span><text:span text:style-name="T23">9,’fast charpente’,100,’Marseille’,13004)</text:span></text:p>
      <text:p text:style-name="P22"/>
      <text:p text:style-name="P23">INSERT INTO fournisseurs (id_fournisseurs,nom_fournisseurs,tarif,ville,code_postal) </text:p>
      <text:p text:style-name="P14"><text:span text:style-name="T15">VALUES (</text:span><text:span text:style-name="T24">28</text:span><text:span text:style-name="T23">,’carpenters’,35,’Montpellier’,34570)</text:span></text:p>
      <text:p text:style-name="P24"/>
      <text:p text:style-name="P24"/>
      <text:p text:style-name="P45">TABLE CONTRAT</text:p>
      <text:p text:style-name="P45"/>
      <text:p text:style-name="P45"/>
      <text:p text:style-name="P61"><text:span text:style-name="T9">INSERT INTO contrat </text:span></text:p>
      <text:p text:style-name="P61">(num_contrat, nom_client, code_postal_ville, date_debut, date_fin , tarification,tel_client, nom_client_1), ville, code_postal)<text:span text:style-name="T9"> </text:span></text:p>
      <text:p text:style-name="P54"><text:span text:style-name="T15">VALUES (1,’D</text:span><text:span text:style-name="T17">umefre’,</text:span><text:span text:style-name="T27">34570,’29/12/2021’,’05/01/2022’,700,</text:span><text:span text:style-name="T28">0467264983,</text:span><text:span text:style-name="T29">’Dumefre’,34570)</text:span></text:p>
      <text:p text:style-name="P45"/>
      <text:p text:style-name="P26">INSERT INTO contrat </text:p>
      <text:p text:style-name="P26">(num_contrat, nom_client, code_postal_ville, date_debut, date_fin , tarification,tel_client, nom_client_1), ville, code_postal)</text:p>
      <text:p text:style-name="P55"><text:span text:style-name="T15">VALUES (2,’D</text:span><text:span text:style-name="T17">um</text:span><text:span text:style-name="T15">ond</text:span><text:span text:style-name="T17">’,</text:span><text:span text:style-name="T29">34570,’02/01/2022’,’20/01/2022’,850,</text:span><text:span text:style-name="T17">0635169421,’</text:span><text:span text:style-name="T29">Dumond’,34570)</text:span></text:p>
      <text:p text:style-name="P25"/>
      <text:p text:style-name="P26">INSERT INTO contrat </text:p>
      <text:p text:style-name="P26">(num_contrat, nom_client, code_postal_ville, date_debut, date_fin , tarification,tel_client, nom_client_1), ville, code_postal) </text:p>
      <text:p text:style-name="P27">VALUES (3,’Boisot’,<text:span text:style-name="T39">750</text:span><text:span text:style-name="T47">00</text:span><text:span text:style-name="T39">,’</text:span><text:span text:style-name="T46">03/01/2022’,’26/01/2022’,650,</text:span><text:span text:style-name="T39">0694623167,’</text:span><text:span text:style-name="T46">Boisot’,</text:span><text:span text:style-name="T39">75000</text:span><text:span text:style-name="T46">)</text:span></text:p>
      <text:p text:style-name="P25"/>
      <text:p text:style-name="P26">INSERT INTO contrat </text:p>
      <text:p text:style-name="P26">(num_contrat, nom_client, code_postal_ville, date_debut, date_fin , tarification,tel_client, nom_client_1), ville, code_postal) </text:p>
      <text:p text:style-name="P28">VALUES (4,’Chabert’,<text:span text:style-name="T47">1300</text:span><text:span text:style-name="T39">,’</text:span><text:span text:style-name="T47">06/01/2022’,’26/01/2022’,900,</text:span><text:span text:style-name="T39">0649761354,’</text:span><text:span text:style-name="T47">Chabert’,</text:span><text:span text:style-name="T39">13</text:span><text:span text:style-name="T47">000)</text:span></text:p>
      <text:p text:style-name="P28"/>
      <text:p text:style-name="P26"><text:soft-page-break/>INSERT INTO contrat </text:p>
      <text:p text:style-name="P26">(num_contrat, nom_client, code_postal_ville, date_debut, date_fin , tarification,tel_client, nom_client_1), ville, code_postal) </text:p>
      <text:p text:style-name="P29">VALUES (<text:span text:style-name="T47">5</text:span>,’Berger’,<text:span text:style-name="T48">34200,’04/01/2022’,’20/01/2022’,950,’ </text:span><text:span text:style-name="T39">0649761354,’</text:span><text:span text:style-name="T48">Berger’,34200)</text:span></text:p>
      <text:p text:style-name="P25"/>
      <text:p text:style-name="P28">INSERT INTO contrat </text:p>
      <text:p text:style-name="P28">(num_contrat, nom_client, code_postal_ville, date_debut, date_fin , tarification,tel_client, nom_client_1), ville, code_postal) </text:p>
      <text:p text:style-name="P28">VALUES (<text:span text:style-name="T47">6</text:span>,’Pasquet’,<text:span text:style-name="T47">06000,’10/01/2022’,’02/02/2022’,785,’</text:span><text:span text:style-name="T39">0659487316’,’</text:span>P<text:span text:style-name="T39">asquet’,06</text:span><text:span text:style-name="T47">0</text:span><text:span text:style-name="T39">00</text:span><text:span text:style-name="T47">)</text:span></text:p>
      <text:p text:style-name="P25"/>
      <text:p text:style-name="P26">INSERT INTO contrat </text:p>
      <text:p text:style-name="P26">(num_contrat, nom_client, code_postal_ville, date_debut, date_fin , tarification,tel_client, nom_client_1), ville, code_postal) </text:p>
      <text:p text:style-name="P29">VALUES (7,’Blanquet’,<text:span text:style-name="T48">33200,’03/01/2022’,’27/01/2022’,875,’</text:span><text:span text:style-name="T39">0623514973’,’</text:span><text:span text:style-name="T48">Blanquet’,</text:span><text:span text:style-name="T39">33200</text:span><text:span text:style-name="T48">)</text:span></text:p>
      <text:p text:style-name="P25"/>
      <text:p text:style-name="P26">INSERT INTO contrat </text:p>
      <text:p text:style-name="P26">(num_contrat, nom_client, code_postal_ville, date_debut, date_fin , tarification,tel_client, nom_client_1), ville, code_postal) </text:p>
      <text:p text:style-name="P29">VALUES (8,’Strauss’,<text:span text:style-name="T48">29000,’02/01/2022’,’19/01/2022’,850,’</text:span><text:span text:style-name="T39">0624169837’,’</text:span>S<text:span text:style-name="T39">trauss’,</text:span><text:span text:style-name="T49">29</text:span><text:span text:style-name="T47">000</text:span><text:span text:style-name="T48">)</text:span></text:p>
      <text:p text:style-name="P25"/>
      <text:p text:style-name="P26">INSERT INTO contrat </text:p>
      <text:p text:style-name="P26">(num_contrat, nom_client, code_postal_ville, date_debut, date_fin , tarification,tel_client, nom_client_1), ville, code_postal) </text:p>
      <text:p text:style-name="P29">VALUES (9,’Sonier’,<text:span text:style-name="T48">75000,’15/01/2022’,’15/02/2022’,700,’</text:span><text:span text:style-name="T49">0698895742’,’</text:span>S<text:span text:style-name="T49">onier’,7500</text:span><text:span text:style-name="T47">0</text:span><text:span text:style-name="T48">)</text:span></text:p>
      <text:p text:style-name="P25"/>
      <text:p text:style-name="P26">INSERT INTO contrat </text:p>
      <text:p text:style-name="P26">(num_contrat, nom_client, code_postal_ville, date_debut, date_fin , tarification,tel_client, nom_client_1), ville, code_postal) </text:p>
      <text:p text:style-name="P30">VALUES (10,’Said’,’<text:span text:style-name="T50">34570’,’05/02/2022’,’01/03/2022’,800,’</text:span><text:span text:style-name="T49">0645754124’,’</text:span>S<text:span text:style-name="T49">aid’,34570)</text:span></text:p>
      <text:p text:style-name="P30"/>
      <text:p text:style-name="P30"/>
      <text:p text:style-name="P46">TABLE OUVRIER</text:p>
      <text:p text:style-name="P46"/>
      <text:p text:style-name="P46"/>
      <text:p text:style-name="P31">INSERT INTO ouvrier</text:p>
      <text:p text:style-name="P31">(num_social_ouvrier,tel_ouvrier,nom_ouvrier,ville,code_postal)</text:p>
      <text:p text:style-name="P32">VALUES (<text:span text:style-name="T52">175063417249701</text:span><text:span text:style-name="T51">,’0695874147’,’Broussoux’,’Montpellier’,34570)</text:span></text:p>
      <text:p text:style-name="P31"/>
      <text:p text:style-name="P32">INSERT INTO ouvrier</text:p>
      <text:p text:style-name="P32">(num_social_ouvrier,tel_ouvrier,nom_ouvrier,ville,code_postal)</text:p>
      <text:p text:style-name="P32">VALUES (<text:span text:style-name="T53">169054958815780</text:span><text:span text:style-name="T52">,’</text:span><text:span text:style-name="T53">0659874771’,’Polnareff’,’Paris’,75000)</text:span></text:p>
      <text:p text:style-name="P32"/>
      <text:p text:style-name="P32">INSERT INTO ouvrier</text:p>
      <text:p text:style-name="P32">(num_social_ouvrier,tel_ouvrier,nom_ouvrier,ville,code_postal)</text:p>
      <text:p text:style-name="P32">VALUES (<text:span text:style-name="T53">182159589541265,’0679458745’,’</text:span><text:span text:style-name="T54">B</text:span><text:span text:style-name="T53">laze’,’Marseille’,</text:span><text:span text:style-name="T54">13000)</text:span></text:p>
      <text:p text:style-name="P32"/>
      <text:p text:style-name="P32">INSERT INTO ouvrier</text:p>
      <text:p text:style-name="P32">(num_social_ouvrier,tel_ouvrier,nom_ouvrier,ville,code_postal)</text:p>
      <text:p text:style-name="P32">VALUES (<text:span text:style-name="T54">183598455159594,’0645124814’,’Judor’,’Brest’,29000)</text:span></text:p>
      <text:p text:style-name="P32"/>
      <text:p text:style-name="P32">INSERT INTO ouvrier</text:p>
      <text:p text:style-name="P32">(num_social_ouvrier,tel_ouvrier,nom_ouvrier,ville,code_postal)</text:p>
      <text:p text:style-name="P32"><text:soft-page-break/>VALUES (<text:span text:style-name="T54">179268459895115,’0686754213,’Ramzy’,’Bordeaux’,33000)</text:span></text:p>
      <text:p text:style-name="P32"/>
      <text:p text:style-name="P32">INSERT INTO ouvrier</text:p>
      <text:p text:style-name="P32">(num_social_ouvrier,tel_ouvrier,nom_ouvrier,ville,code_postal)</text:p>
      <text:p text:style-name="P32">VALUES (<text:span text:style-name="T54">176698459512684,’0662847531,’Roussel’,’Lyon’,69000)</text:span></text:p>
      <text:p text:style-name="P32"/>
      <text:p text:style-name="P32">INSERT INTO ouvrier</text:p>
      <text:p text:style-name="P32">(num_social_ouvrier,tel_ouvrier,nom_ouvrier,ville,code_postal)</text:p>
      <text:p text:style-name="P32">VALUES (<text:span text:style-name="T54">179534526723242,’,0642732512,’Bertrand’,’Nice’,</text:span><text:span text:style-name="T55">06000)</text:span></text:p>
      <text:p text:style-name="P32"/>
      <text:p text:style-name="P32">INSERT INTO ouvrier</text:p>
      <text:p text:style-name="P32">(num_social_ouvrier,tel_ouvrier,nom_ouvrier,ville,code_postal)</text:p>
      <text:p text:style-name="P32">VALUES (<text:span text:style-name="T55">174582786526371,’,0675487531,’Dubreuil’,’Paris’,75000)</text:span></text:p>
      <text:p text:style-name="P32"/>
      <text:p text:style-name="P32">INSERT INTO ouvrier</text:p>
      <text:p text:style-name="P32">(num_social_ouvrier,tel_ouvrier,nom_ouvrier,ville,code_postal)</text:p>
      <text:p text:style-name="P32">VALUES (<text:span text:style-name="T55">175165421529654,’,0634164967’,’Gontrand’,’Quimper’,63000)</text:span></text:p>
      <text:p text:style-name="P32"/>
      <text:p text:style-name="P32">INSERT INTO ouvrier</text:p>
      <text:p text:style-name="P32">(num_social_ouvrier,tel_ouvrier,nom_ouvrier,ville,code_postal)</text:p>
      <text:p text:style-name="P32">VALUES (<text:span text:style-name="T55">182569854561264,’,0684736219’,’Lopez’,’Montpellier’,34570)</text:span></text:p>
      <text:p text:style-name="P31"/>
      <text:p text:style-name="P31"/>
      <text:p text:style-name="P47">TABLE PRODUCTION</text:p>
      <text:p text:style-name="P47"/>
      <text:p text:style-name="P33">INSERT INTO production (<text:span text:style-name="T56">id_fournisseur,id_produit)</text:span></text:p>
      <text:p text:style-name="P33">VALUES (<text:span text:style-name="T56">22,1)</text:span></text:p>
      <text:p text:style-name="P33"/>
      <text:p text:style-name="P34">INSERT INTO production (<text:span text:style-name="T56">id_fournisseur,id_produit)</text:span></text:p>
      <text:p text:style-name="P34">VALUES (<text:span text:style-name="T56">13,3)</text:span></text:p>
      <text:p text:style-name="P34"/>
      <text:p text:style-name="P34">INSERT INTO production (<text:span text:style-name="T56">id_fournisseur,id_produit)</text:span></text:p>
      <text:p text:style-name="P34">VALUES (<text:span text:style-name="T56">64,2)</text:span></text:p>
      <text:p text:style-name="P34"/>
      <text:p text:style-name="P34">INSERT INTO production (<text:span text:style-name="T56">id_fournisseur,id_produit)</text:span></text:p>
      <text:p text:style-name="P34">VALUES (<text:span text:style-name="T56">35,8)</text:span></text:p>
      <text:p text:style-name="P34"/>
      <text:p text:style-name="P34">INSERT INTO production (<text:span text:style-name="T56">id_fournisseur,id_produit)</text:span></text:p>
      <text:p text:style-name="P34">VALUES (<text:span text:style-name="T56">06,7)</text:span></text:p>
      <text:p text:style-name="P34"/>
      <text:p text:style-name="P34">INSERT INTO production (<text:span text:style-name="T56">id_fournisseur,id_produit)</text:span></text:p>
      <text:p text:style-name="P34">VALUES (<text:span text:style-name="T56">17,5)</text:span></text:p>
      <text:p text:style-name="P34"/>
      <text:p text:style-name="P34">INSERT INTO production (<text:span text:style-name="T56">id_fournisseur,id_produit)</text:span></text:p>
      <text:p text:style-name="P34">VALUES (<text:span text:style-name="T56">58,6)</text:span></text:p>
      <text:p text:style-name="P34"/>
      <text:p text:style-name="P34">INSERT INTO production (<text:span text:style-name="T56">id_fournisseur,id_produit)</text:span></text:p>
      <text:p text:style-name="P34">VALUES (<text:span text:style-name="T56">67,10)</text:span></text:p>
      <text:p text:style-name="P34"/>
      <text:p text:style-name="P34">INSERT INTO production (<text:span text:style-name="T56">id_fournisseur,id_produit)</text:span></text:p>
      <text:p text:style-name="P34">VALUES (<text:span text:style-name="T56">28,9)</text:span></text:p>
      <text:p text:style-name="P34"/>
      <text:p text:style-name="P34"><text:soft-page-break/>INSERT INTO production (<text:span text:style-name="T56">id_fournisseur,id_produit)</text:span></text:p>
      <text:p text:style-name="P34">VALUES (<text:span text:style-name="T56">49,4)</text:span></text:p>
      <text:p text:style-name="P33"/>
      <text:p text:style-name="P33"/>
      <text:p text:style-name="P48">TABLE <text:span text:style-name="T56">estUtilise</text:span></text:p>
      <text:p text:style-name="P48"/>
      <text:p text:style-name="P35">INSERT INTO estUtilise (id_produit,num_contrat,quantité_utilisé)</text:p>
      <text:p text:style-name="P35">VALUES <text:span text:style-name="T57">(5,1,15)</text:span></text:p>
      <text:p text:style-name="P48"/>
      <text:p text:style-name="P36">INSERT INTO estUtilise (id_produit,num_contrat,quantité_utilisé)</text:p>
      <text:p text:style-name="P36">VALUES <text:span text:style-name="T57">(3,2,20)</text:span></text:p>
      <text:p text:style-name="P36"/>
      <text:p text:style-name="P36">INSERT INTO estUtilise (id_produit,num_contrat,quantité_utilisé)</text:p>
      <text:p text:style-name="P36">VALUES <text:span text:style-name="T57">(8,3,25)</text:span></text:p>
      <text:p text:style-name="P36"/>
      <text:p text:style-name="P36">INSERT INTO estUtilise (id_produit,num_contrat,quantité_utilisé)</text:p>
      <text:p text:style-name="P36">VALUES <text:span text:style-name="T57">(10,4,10)</text:span></text:p>
      <text:p text:style-name="P36"/>
      <text:p text:style-name="P36">INSERT INTO estUtilise (id_produit,num_contrat,quantité_utilisé)</text:p>
      <text:p text:style-name="P36">VALUES <text:span text:style-name="T57">(</text:span><text:span text:style-name="T58">9,5,13)</text:span></text:p>
      <text:p text:style-name="P36"/>
      <text:p text:style-name="P36">INSERT INTO estUtilise (id_produit,num_contrat,quantité_utilisé)</text:p>
      <text:p text:style-name="P36">VALUES <text:span text:style-name="T57">(</text:span><text:span text:style-name="T58">1,6,9)</text:span></text:p>
      <text:p text:style-name="P36"/>
      <text:p text:style-name="P36">INSERT INTO estUtilise (id_produit,num_contrat,quantité_utilisé)</text:p>
      <text:p text:style-name="P36">VALUES <text:span text:style-name="T57">(</text:span><text:span text:style-name="T58">7,7,7)</text:span></text:p>
      <text:p text:style-name="P36"/>
      <text:p text:style-name="P36">INSERT INTO estUtilise (id_produit,num_contrat,quantité_utilisé)</text:p>
      <text:p text:style-name="P36">VALUES <text:span text:style-name="T57">(</text:span><text:span text:style-name="T58">2,8,18)</text:span></text:p>
      <text:p text:style-name="P36"/>
      <text:p text:style-name="P36">INSERT INTO estUtilise (id_produit,num_contrat,quantité_utilisé)</text:p>
      <text:p text:style-name="P36">VALUES <text:span text:style-name="T57">(</text:span><text:span text:style-name="T58">6,9,5)</text:span></text:p>
      <text:p text:style-name="P36"/>
      <text:p text:style-name="P36">INSERT INTO estUtilise (id_produit,num_contrat,quantité_utilisé)</text:p>
      <text:p text:style-name="P36">VALUES <text:span text:style-name="T57">(</text:span><text:span text:style-name="T58">4,10,7)</text:span></text:p>
      <text:p text:style-name="P36"/>
      <text:p text:style-name="P49">TABLE prise_en_charge</text:p>
      <text:p text:style-name="P49"/>
      <text:p text:style-name="P37">INSERT INTO <text:span text:style-name="T58">prise_en_charge (num_contrat,num_social_ouvrier,tarif_ouvrier)</text:span></text:p>
      <text:p text:style-name="P39">VALUES (10,<text:span text:style-name="T52">175063417249701,</text:span>500)</text:p>
      <text:p text:style-name="P39"/>
      <text:p text:style-name="P37">INSERT INTO <text:span text:style-name="T58">prise_en_charge (num_contrat,num_social_ouvrier,tarif_ouvrier)</text:span></text:p>
      <text:p text:style-name="P39">VALUES (9,<text:span text:style-name="T53">169054958815780,</text:span>450)</text:p>
      <text:p text:style-name="P39"/>
      <text:p text:style-name="P37">INSERT INTO <text:span text:style-name="T58">prise_en_charge (num_contrat,num_social_ouvrier,tarif_ouvrier)</text:span></text:p>
      <text:p text:style-name="P39">VALUES (8,<text:span text:style-name="T53">182159589541265,</text:span>475)</text:p>
      <text:p text:style-name="P39"/>
      <text:p text:style-name="P37">INSERT INTO <text:span text:style-name="T58">prise_en_charge (num_contrat,num_social_ouvrier,tarif_ouvrier)</text:span></text:p>
      <text:p text:style-name="P39">VALUES (7,<text:span text:style-name="T55">175165421529654,</text:span>515)</text:p>
      <text:p text:style-name="P39"/>
      <text:p text:style-name="P37">INSERT INTO <text:span text:style-name="T58">prise_en_charge (num_contrat,num_social_ouvrier,tarif_ouvrier)</text:span></text:p>
      <text:p text:style-name="P40">VALUES (6,<text:span text:style-name="T54">183598455159594,</text:span><text:span text:style-name="T59">500)</text:span></text:p>
      <text:p text:style-name="P39"><text:soft-page-break/></text:p>
      <text:p text:style-name="P37">INSERT INTO <text:span text:style-name="T58">prise_en_charge (num_contrat,num_social_ouvrier,tarif_ouvrier)</text:span></text:p>
      <text:p text:style-name="P40">VALUES (<text:span text:style-name="T59">5,</text:span><text:span text:style-name="T54">176698459512684,</text:span><text:span text:style-name="T59">550)</text:span></text:p>
      <text:p text:style-name="P39"/>
      <text:p text:style-name="P37">INSERT INTO <text:span text:style-name="T58">prise_en_charge (num_contrat,num_social_ouvrier,tarif_ouvrier)</text:span></text:p>
      <text:p text:style-name="P40">VALUES (<text:span text:style-name="T59">4,</text:span><text:span text:style-name="T54">179268459895115,</text:span><text:span text:style-name="T59">520)</text:span></text:p>
      <text:p text:style-name="P39"/>
      <text:p text:style-name="P37">INSERT INTO <text:span text:style-name="T58">prise_en_charge (num_contrat,num_social_ouvrier,tarif_ouvrier)</text:span></text:p>
      <text:p text:style-name="P40">VALUES (<text:span text:style-name="T59">3,</text:span><text:span text:style-name="T55">182569854561264,</text:span><text:span text:style-name="T59">540)</text:span></text:p>
      <text:p text:style-name="P39"/>
      <text:p text:style-name="P37">INSERT INTO <text:span text:style-name="T58">prise_en_charge (num_contrat,num_social_ouvrier,tarif_ouvrier)</text:span></text:p>
      <text:p text:style-name="P40">VALUES (<text:span text:style-name="T59">2,</text:span><text:span text:style-name="T55">182569854561264,</text:span><text:span text:style-name="T59">540)</text:span></text:p>
      <text:p text:style-name="P39"/>
      <text:p text:style-name="P37">INSERT INTO <text:span text:style-name="T58">prise_en_charge (num_contrat,num_social_ouvrier,tarif_ouvrier)</text:span></text:p>
      <text:p text:style-name="P40">VALUES (<text:span text:style-name="T59">1,</text:span><text:span text:style-name="T54">179268459895115,</text:span><text:span text:style-name="T59">520)</text:span></text:p>
      <text:p text:style-name="P48"/>
      <text:p text:style-name="P48"/>
      <text:p text:style-name="P50">TABLE va_a</text:p>
      <text:p text:style-name="P50"/>
      <text:p text:style-name="P50"/>
      <text:p text:style-name="P38">INSERT INTO <text:span text:style-name="T60">va_a (tel_client,nom_client,ville)</text:span></text:p>
      <text:p text:style-name="P41">VALUES (‘<text:span text:style-name="T38">0643124623’,’</text:span><text:span text:style-name="T40">D</text:span><text:span text:style-name="T38">umefre’,’</text:span>Montpellier’)</text:p>
      <text:p text:style-name="P41"/>
      <text:p text:style-name="P38">INSERT INTO <text:span text:style-name="T60">va_a (tel_client,nom_client,ville)</text:span></text:p>
      <text:p text:style-name="P41">VALUES (‘<text:span text:style-name="T38">0635169421’,’</text:span><text:span text:style-name="T40">D</text:span><text:span text:style-name="T38">umond’,’</text:span>Montpellier’)</text:p>
      <text:p text:style-name="P41"/>
      <text:p text:style-name="P38">INSERT INTO <text:span text:style-name="T60">va_a (tel_client,nom_client,ville)</text:span></text:p>
      <text:p text:style-name="P41">VALUES (‘<text:span text:style-name="T39">0649761354’,’</text:span><text:span text:style-name="T40">B</text:span><text:span text:style-name="T39">erger’,’</text:span>Sete’)</text:p>
      <text:p text:style-name="P41"/>
      <text:p text:style-name="P38">INSERT INTO <text:span text:style-name="T60">va_a (tel_client,nom_client,ville)</text:span></text:p>
      <text:p text:style-name="P41">VALUES (<text:span text:style-name="T38">‘</text:span><text:span text:style-name="T39">0694623167’,’Boisot’,’</text:span>Paris’)</text:p>
      <text:p text:style-name="P41"/>
      <text:p text:style-name="P38">INSERT INTO <text:span text:style-name="T60">va_a (tel_client,nom_client,ville)</text:span></text:p>
      <text:p text:style-name="P41">VALUES (<text:span text:style-name="T38">‘</text:span><text:span text:style-name="T39">0647613422’,’</text:span><text:span text:style-name="T40">C</text:span><text:span text:style-name="T39">habert’,’</text:span>Marseille’)</text:p>
      <text:p text:style-name="P41"/>
      <text:p text:style-name="P38">INSERT INTO <text:span text:style-name="T60">va_a (tel_client,nom_client,ville)</text:span></text:p>
      <text:p text:style-name="P41">VALUES (<text:span text:style-name="T38">‘</text:span><text:span text:style-name="T39">0659487316’,’</text:span><text:span text:style-name="T40">P</text:span><text:span text:style-name="T39">asquet’,’</text:span>Nice’)</text:p>
      <text:p text:style-name="P41"/>
      <text:p text:style-name="P38">INSERT INTO <text:span text:style-name="T60">va_a (tel_client,nom_client,ville)</text:span></text:p>
      <text:p text:style-name="P41">VALUES (<text:span text:style-name="T38">‘</text:span><text:span text:style-name="T39">0623514973’,’</text:span><text:span text:style-name="T40">B</text:span><text:span text:style-name="T39">lanquet’,’</text:span>Bordeaux’)</text:p>
      <text:p text:style-name="P41"/>
      <text:p text:style-name="P38">INSERT INTO <text:span text:style-name="T60">va_a (tel_client,nom_client,ville)</text:span></text:p>
      <text:p text:style-name="P41">VALUES (<text:span text:style-name="T38">‘</text:span><text:span text:style-name="T49">0645754124’,’</text:span><text:span text:style-name="T40">S</text:span><text:span text:style-name="T49">aid’,’</text:span>Montpellier’)</text:p>
      <text:p text:style-name="P41"/>
      <text:p text:style-name="P38">INSERT INTO <text:span text:style-name="T60">va_a (tel_client,nom_client,ville)</text:span></text:p>
      <text:p text:style-name="P41">VALUES (<text:span text:style-name="T38">‘</text:span><text:span text:style-name="T49">0698895742’,’</text:span><text:span text:style-name="T40">S</text:span><text:span text:style-name="T49">onier’,’</text:span>Paris’)</text:p>
      <text:p text:style-name="P41"/>
      <text:p text:style-name="P38">INSERT INTO <text:span text:style-name="T60">va_a (tel_client,nom_client,ville)</text:span></text:p>
      <text:p text:style-name="P41">VALUES (<text:span text:style-name="T38">‘</text:span><text:span text:style-name="T39">0624169837’,’</text:span><text:span text:style-name="T40">S</text:span><text:span text:style-name="T39">trauss’,’</text:span>Brest’)</text:p>
      <text:p text:style-name="P41"/>
      <text:p text:style-name="P50">TABLE utilise</text:p>
      <text:p text:style-name="P50"/>
      <text:p text:style-name="P42"><text:soft-page-break/>INSERT INTO utilise (id_produit,nomDuMatériau)</text:p>
      <text:p text:style-name="P43">VALUES (2,’<text:span text:style-name="T44">metal’</text:span><text:span text:style-name="T61">)</text:span></text:p>
      <text:p text:style-name="P42"/>
      <text:p text:style-name="P42">INSERT INTO utilise (id_produit,nomDuMatériau)</text:p>
      <text:p text:style-name="P42">VALUES (3,’<text:span text:style-name="T61">poutre’)</text:span></text:p>
      <text:p text:style-name="P42"/>
      <text:p text:style-name="P42">INSERT INTO utilise (id_produit,nomDuMatériau)</text:p>
      <text:p text:style-name="P42">VALUES (3,’<text:span text:style-name="T61">poutre’)</text:span></text:p>
      <text:p text:style-name="P42"/>
      <text:p text:style-name="P42">INSERT INTO utilise (id_produit,nomDuMatériau)</text:p>
      <text:p text:style-name="P43">VALUES (5,’<text:span text:style-name="T45">Hêtre’</text:span><text:span text:style-name="T61">)</text:span></text:p>
      <text:p text:style-name="P42"/>
      <text:p text:style-name="P42">INSERT INTO utilise (id_produit,nomDuMatériau)</text:p>
      <text:p text:style-name="P42">VALUES (10,’<text:span text:style-name="T61">Erable’)</text:span></text:p>
      <text:p text:style-name="P42"/>
      <text:p text:style-name="P42">INSERT INTO utilise (id_produit,nomDuMatériau)</text:p>
      <text:p text:style-name="P42">VALUES (10,’<text:span text:style-name="T61">Erable’)</text:span></text:p>
      <text:p text:style-name="P42"/>
      <text:p text:style-name="P42">INSERT INTO utilise (id_produit,nomDuMatériau)</text:p>
      <text:p text:style-name="P42">VALUES (1,’<text:span text:style-name="T61">lamellé-collé)</text:span></text:p>
      <text:p text:style-name="P42"/>
      <text:p text:style-name="P42">INSERT INTO utilise (id_produit,nomDuMatériau)</text:p>
      <text:p text:style-name="P42">VALUES (3,’<text:span text:style-name="T61">poutre’)</text:span></text:p>
      <text:p text:style-name="P42"/>
      <text:p text:style-name="P42">INSERT INTO utilise (id_produit,nomDuMatériau)</text:p>
      <text:p text:style-name="P43">VALUES (8,’<text:span text:style-name="T45">Chêne d’Amérique’</text:span><text:span text:style-name="T61">)</text:span></text:p>
      <text:p text:style-name="P42"/>
      <text:p text:style-name="P42">INSERT INTO utilise (id_produit,nomDuMatériau)</text:p>
      <text:p text:style-name="P42">VALUES (<text:span text:style-name="T61">9,’Platane’)</text:span></text:p>
      <text:p text:style-name="P33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7T13:10:29.898000000</meta:creation-date>
    <dc:date>2021-12-28T00:24:11.550000000</dc:date>
    <meta:editing-duration>PT54M59S</meta:editing-duration>
    <meta:editing-cycles>14</meta:editing-cycles>
    <meta:generator>LibreOffice/7.2.1.2$Windows_X86_64 LibreOffice_project/87b77fad49947c1441b67c559c339af8f3517e22</meta:generator>
    <meta:document-statistic meta:table-count="0" meta:image-count="0" meta:object-count="0" meta:page-count="9" meta:paragraph-count="264" meta:word-count="975" meta:character-count="14877" meta:non-whitespace-character-count="14119"/>
  </office:meta>
</office:document-meta>
</file>